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5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table:number-columns-repeated="3"/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1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5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5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M4])" office:value-type="float" office:value="14.3">
            <text:p>14.3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M5])" office:value-type="float" office:value="12.2">
            <text:p>12.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5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M9])" office:value-type="float" office:value="11.2">
            <text:p>11.2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M10])" office:value-type="float" office:value="11.2">
            <text:p>11.2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1" table:number-columns-repeated="3"/>
          <table:table-cell table:style-name="ce41" table:formula="of:=SUM([.B13:.AM13])" office:value-type="float" office:value="12.6">
            <text:p>12.6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1" table:formula="of:=SUM([.B14:.AM14])" office:value-type="float" office:value="14.1">
            <text:p>14.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/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/>
          <table:table-cell table:number-columns-repeated="981"/>
        </table:table-row>
        <table:table-row table:style-name="ro1" table:number-rows-repeated="14">
          <table:table-cell table:number-columns-repeated="42"/>
          <table:table-cell table:style-name="ce41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02/24/2010</text:date>, <text:time>23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24T23:09:02</dc:date>
    <meta:editing-duration>PT09H52M00S</meta:editing-duration>
    <meta:editing-cycles>28</meta:editing-cycles>
    <meta:generator>OpenOffice.org/3.1$Linux OpenOffice.org_project/310m19$Build-9420</meta:generator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